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paragraph-properties fo:margin-left="0cm" fo:margin-right="0cm" fo:text-align="start" fo:text-indent="0cm">
        <style:tab-stops/>
      </style:paragraph-properties>
    </style:style>
    <style:style style:name="P6" style:family="paragraph">
      <style:text-properties fo:font-size="10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text-align="start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cm" svg:height="0.5cm" svg:x="2.923cm" svg:y="8.457cm">
          <text:p/>
        </draw:rect>
        <draw:rect draw:style-name="gr1" draw:text-style-name="P1" draw:layer="layout" svg:width="3cm" svg:height="0.5cm" svg:x="2.923cm" svg:y="8.957cm">
          <text:p/>
        </draw:rect>
        <draw:rect draw:style-name="gr1" draw:text-style-name="P1" draw:layer="layout" svg:width="3cm" svg:height="0.5cm" svg:x="2.923cm" svg:y="7.957cm">
          <text:p/>
        </draw:rect>
        <draw:rect draw:style-name="gr1" draw:text-style-name="P1" draw:layer="layout" svg:width="3cm" svg:height="0.5cm" svg:x="2.923cm" svg:y="7.457cm">
          <text:p/>
        </draw:rect>
        <draw:frame draw:style-name="gr2" draw:layer="layout" svg:width="1.954cm" svg:height="0.963cm" svg:x="3.423cm" svg:y="8.257cm">
          <draw:text-box>
            <text:p text:style-name="P2">FIFO</text:p>
          </draw:text-box>
        </draw:frame>
        <draw:rect draw:style-name="gr1" draw:text-style-name="P1" draw:layer="layout" svg:width="17.5cm" svg:height="6cm" svg:x="1.923cm" svg:y="3.957cm">
          <text:p/>
        </draw:rect>
        <draw:rect draw:style-name="gr3" draw:text-style-name="P1" draw:layer="layout" svg:width="17.5cm" svg:height="2cm" svg:x="1.923cm" svg:y="10.457cm">
          <text:p text:style-name="P3">Device Driver</text:p>
        </draw:rect>
        <draw:line draw:style-name="gr4" draw:text-style-name="P4" draw:layer="layout" svg:x1="2.423cm" svg:y1="11.757cm" svg:x2="2.423cm" svg:y2="5.457cm">
          <text:p text:style-name="P3"><text:span text:style-name="T1">netif_ISR_optimised()</text:span></text:p>
          <text:p text:style-name="P3"><text:span text:style-name="T1"/></text:p>
        </draw:line>
        <draw:line draw:style-name="gr5" draw:text-style-name="P1" draw:layer="layout" svg:x1="2.423cm" svg:y1="5.357cm" svg:x2="2.923cm" svg:y2="5.357cm">
          <text:p/>
        </draw:line>
        <draw:line draw:style-name="gr5" draw:text-style-name="P1" draw:layer="layout" svg:x1="7.423cm" svg:y1="2.957cm" svg:x2="5.923cm" svg:y2="7.657cm">
          <text:p/>
        </draw:line>
        <draw:rect draw:style-name="gr3" draw:text-style-name="P1" draw:layer="layout" svg:width="3cm" svg:height="3cm" svg:x="9.923cm" svg:y="5.457cm">
          <text:p text:style-name="P2"><text:span text:style-name="T1">Demultiplex:</text:span></text:p>
          <text:p text:style-name="P2"><text:span text:style-name="T1">IP -&gt; ICMP</text:span></text:p>
          <text:p text:style-name="P2"><text:span text:style-name="T1"><text:s text:c="4"/></text:span><text:span text:style-name="T1">-&gt; UDP</text:span></text:p>
          <text:p text:style-name="P2"><text:span text:style-name="T1"><text:s text:c="4"/></text:span><text:span text:style-name="T1">-&gt; TCP</text:span></text:p>
          <text:p text:style-name="P2"><text:span text:style-name="T1">ARP</text:span></text:p>
          <text:p text:style-name="P2"><text:span text:style-name="T1">Reject</text:span></text:p>
        </draw:rect>
        <draw:line draw:style-name="gr5" draw:text-style-name="P1" draw:layer="layout" svg:x1="7.923cm" svg:y1="2.957cm" svg:x2="9.923cm" svg:y2="6.457cm">
          <text:p/>
        </draw:line>
        <draw:rect draw:style-name="gr3" draw:text-style-name="P5" draw:layer="layout" svg:width="17.5cm" svg:height="2.5cm" svg:x="1.923cm" svg:y="0.957cm">
          <text:p text:style-name="P5">Application</text:p>
        </draw:rect>
        <draw:line draw:style-name="gr5" draw:text-style-name="P1" draw:layer="layout" svg:x1="11.423cm" svg:y1="5.457cm" svg:x2="13.423cm" svg:y2="2.457cm">
          <text:p/>
        </draw:line>
        <draw:frame draw:style-name="gr2" draw:text-style-name="P6" draw:layer="layout" svg:width="2.064cm" svg:height="1.029cm" svg:x="12.859cm" svg:y="1.528cm">
          <draw:text-box>
            <text:p text:style-name="P2"><text:span text:style-name="T1">tcp_rcv()</text:span></text:p>
            <text:p text:style-name="P2"><text:span text:style-name="T1">ping_rcv()</text:span></text:p>
          </draw:text-box>
        </draw:frame>
        <draw:frame draw:style-name="gr2" draw:text-style-name="P6" draw:layer="layout" svg:width="2.28cm" svg:height="1.418cm" svg:x="15.923cm" svg:y="1.457cm">
          <draw:text-box>
            <text:p text:style-name="P2"><text:span text:style-name="T1">tcp_write()</text:span></text:p>
            <text:p text:style-name="P2"><text:span text:style-name="T1">udp_send()</text:span></text:p>
            <text:p text:style-name="P2"><text:span text:style-name="T1">ping()</text:span></text:p>
          </draw:text-box>
        </draw:frame>
        <draw:rect draw:style-name="gr3" draw:text-style-name="P4" draw:layer="layout" svg:width="3cm" svg:height="3cm" svg:x="15.423cm" svg:y="5.457cm">
          <text:p text:style-name="P3"><text:span text:style-name="T1">Build </text:span></text:p>
          <text:p text:style-name="P3"><text:span text:style-name="T1">ethernet frame</text:span></text:p>
        </draw:rect>
        <draw:line draw:style-name="gr5" draw:text-style-name="P1" draw:layer="layout" svg:x1="16.923cm" svg:y1="2.957cm" svg:x2="16.923cm" svg:y2="5.457cm">
          <text:p/>
        </draw:line>
        <draw:line draw:style-name="gr6" draw:text-style-name="P4" draw:layer="layout" svg:x1="16.923cm" svg:y1="8.457cm" svg:x2="16.923cm" svg:y2="11.457cm">
          <text:p text:style-name="P3"><text:span text:style-name="T1">driver_send()</text:span></text:p>
        </draw:line>
        <draw:frame draw:style-name="gr2" draw:layer="layout" svg:width="1.988cm" svg:height="0.64cm" svg:x="2.423cm" svg:y="1.817cm">
          <draw:text-box>
            <text:p text:style-name="P2"><text:span text:style-name="T1">udp_rcv()</text:span></text:p>
          </draw:text-box>
        </draw:frame>
        <draw:rect draw:style-name="gr3" draw:text-style-name="P4" draw:layer="layout" svg:width="3.5cm" svg:height="2cm" svg:x="2.923cm" svg:y="4.457cm">
          <text:p text:style-name="P3"><text:span text:style-name="T1">Filter UDP</text:span></text:p>
        </draw:rect>
        <draw:line draw:style-name="gr5" draw:text-style-name="P1" draw:layer="layout" svg:x1="4.423cm" svg:y1="4.457cm" svg:x2="3.423cm" svg:y2="2.457cm">
          <text:p/>
        </draw:line>
        <draw:line draw:style-name="gr5" draw:text-style-name="P1" draw:layer="layout" svg:x1="4.423cm" svg:y1="6.457cm" svg:x2="4.423cm" svg:y2="7.457cm">
          <text:p/>
        </draw:line>
        <draw:frame draw:style-name="gr2" draw:layer="layout" svg:width="1.844cm" svg:height="0.963cm" svg:x="13.423cm" svg:y="8.494cm">
          <draw:text-box>
            <text:p text:style-name="P2">cIPS</text:p>
          </draw:text-box>
        </draw:frame>
        <draw:rect draw:style-name="gr3" draw:text-style-name="P8" draw:layer="layout" svg:width="3.5cm" svg:height="2cm" svg:x="4.923cm" svg:y="1.257cm">
          <text:p text:style-name="P7"><text:span text:style-name="T1">cIPS engine</text:span></text:p>
          <text:p text:style-name="P7"><text:span text:style-name="T1">{</text:span></text:p>
          <text:p text:style-name="P7"><text:span text:style-name="T1"><text:s text:c="2"/></text:span><text:span text:style-name="T1">netif_dispatch()</text:span></text:p>
          <text:p text:style-name="P7"><text:span text:style-name="T1">}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57cm" fo:margin-bottom="0.454cm" fo:margin-left="0.423cm" fo:margin-right="0.488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creation-date>2008-01-31T13:16:30</meta:creation-date>
    <dc:date>2010-06-24T10:41:05.37</dc:date>
    <dc:language>en-CA</dc:language>
    <meta:editing-cycles>9</meta:editing-cycles>
    <meta:editing-duration>PT00H38M48S</meta:editing-duration>
    <dc:creator>Jean-Marc David</dc:creator>
    <meta:document-statistic meta:object-count="25"/>
    <meta:user-defined meta:name="Info 1"/>
    <meta:user-defined meta:name="Info 2"/>
    <meta:user-defined meta:name="Info 3"/>
    <meta:user-defined meta:name="Info 4"/>
  </office:meta>
</office:document-meta>
</file>